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54260519609374603" text:style-name="L1">
        <text:list-item>
          <text:p text:style-name="P1">Decide on a window size at the start and work in scalling.</text:p>
        </text:list-item>
        <text:list-item>
          <text:p text:style-name="P1">Code pathfinding in C from the get-go.</text:p>
        </text:list-item>
        <text:list-item>
          <text:p text:style-name="P1">Maybe try creating a function when you get three or more indents deep</text:p>
        </text:list-item>
        <text:list-item>
          <text:p text:style-name="P1">Use virtual environments</text:p>
        </text:list-item>
        <text:list-item>
          <text:p text:style-name="P1">Switch to pycharm maybe?</text:p>
        </text:list-item>
        <text:list-item>
          <text:p text:style-name="P1">Set up databases as a csv and load that into SQLite instead of typing it directly into pyth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12S</meta:editing-duration>
    <meta:editing-cycles>8</meta:editing-cycles>
    <meta:generator>OpenOffice/4.1.4$Win32 OpenOffice.org_project/414m5$Build-9788</meta:generator>
    <dc:date>2020-10-21T09:34:51.19</dc:date>
    <dc:creator>Obafemi Olofin</dc:creator>
    <meta:document-statistic meta:table-count="0" meta:image-count="0" meta:object-count="0" meta:page-count="1" meta:paragraph-count="6" meta:word-count="63" meta:character-count="313"/>
    <meta:user-defined meta:name="Info 1"/>
    <meta:user-defined meta:name="Info 2"/>
    <meta:user-defined meta:name="Info 3"/>
    <meta:user-defined meta:name="Info 4"/>
  </office:meta>
</office:document-meta>
</file>